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Query.makeLuceneQueryFieldNoBoost( String fieldName , BasicQueryFactory q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Query.addSpanQueries( SpanNearClauseFactory snc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rQuery.OrQuery( List queries , boolean infix , String 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Query.distanceSubQueryNotAllow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